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9f306" officeooo:paragraph-rsid="0059f3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7T10:21:04.094951740</dc:date>
    <meta:editing-duration>P1DT5H26M18S</meta:editing-duration>
    <meta:editing-cycles>5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